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style:font-name="Arial" style:font-name-complex="Arial"/>
    </style:style>
    <style:style style:name="P2" style:parent-style-name="Normale" style:family="paragraph">
      <style:text-properties style:font-name="Arial" style:font-name-complex="Arial"/>
    </style:style>
    <style:style style:name="P3" style:parent-style-name="Normale" style:family="paragraph">
      <style:text-properties style:font-name="Arial" style:font-name-complex="Arial"/>
    </style:style>
    <style:style style:name="P4" style:parent-style-name="Normale" style:family="paragraph">
      <style:text-properties style:font-name="Arial" style:font-name-complex="Arial"/>
    </style:style>
    <style:style style:name="P5"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6"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7"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8"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9"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0"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1"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2"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3"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4" style:parent-style-name="Normale" style:family="paragraph">
      <style:text-properties style:font-name="Arial" style:font-name-complex="Arial" fo:font-size="12pt" style:font-size-asian="12pt" style:font-size-complex="12pt"/>
    </style:style>
    <style:style style:name="P15" style:parent-style-name="Normale" style:family="paragraph">
      <style:text-properties style:font-name="Arial" style:font-name-complex="Arial" fo:font-size="12pt" style:font-size-asian="12pt" style:font-size-complex="12pt"/>
    </style:style>
    <style:style style:name="P16"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7"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8"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19"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20" style:parent-style-name="Normale" style:family="paragraph">
      <style:paragraph-properties style:text-autospace="none" style:vertical-align="auto" fo:margin-bottom="0in" fo:line-height="100%" fo:margin-left="0.25in">
        <style:tab-stops/>
      </style:paragraph-properties>
      <style:text-properties style:font-name="Arial" style:font-name-complex="Arial" fo:font-size="12pt" style:font-size-asian="12pt" style:font-size-complex="12pt" fo:hyphenate="true"/>
    </style:style>
    <style:style style:name="P21" style:parent-style-name="Normale" style:family="paragraph">
      <style:text-properties style:font-name="Arial" style:font-name-complex="Arial" fo:font-size="12pt" style:font-size-asian="12pt" style:font-size-complex="12pt"/>
    </style:style>
    <style:style style:name="P22"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23"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24" style:parent-style-name="Paragrafoelenco"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25" style:parent-style-name="Normale" style:family="paragraph">
      <style:paragraph-properties style:text-autospace="none" style:vertical-align="auto" fo:margin-bottom="0in" fo:line-height="100%" fo:margin-left="0.25in">
        <style:tab-stops/>
      </style:paragraph-properties>
      <style:text-properties style:font-name="Arial" style:font-name-complex="Arial" fo:font-size="12pt" style:font-size-asian="12pt" style:font-size-complex="12pt" fo:hyphenate="true"/>
    </style:style>
    <style:style style:name="P26" style:parent-style-name="Normale" style:family="paragraph">
      <style:paragraph-properties style:text-autospace="none" style:vertical-align="auto" fo:margin-bottom="0in" fo:line-height="100%" fo:margin-left="0.25in">
        <style:tab-stops/>
      </style:paragraph-properties>
      <style:text-properties style:font-name="Arial" style:font-name-complex="Arial" fo:font-size="12pt" style:font-size-asian="12pt" style:font-size-complex="12pt" fo:hyphenate="true"/>
    </style:style>
    <style:style style:name="P27" style:parent-style-name="Normale" style:family="paragraph">
      <style:paragraph-properties style:text-autospace="none" style:vertical-align="auto" fo:margin-bottom="0in" fo:line-height="100%"/>
      <style:text-properties style:font-name="Arial" style:font-name-complex="Arial" fo:font-size="12pt" style:font-size-asian="12pt" style:font-size-complex="12pt" fo:hyphenate="true"/>
    </style:style>
    <style:style style:name="P28" style:parent-style-name="Normale" style:family="paragraph">
      <style:paragraph-properties style:text-autospace="none" style:vertical-align="auto" fo:margin-bottom="0in" fo:line-height="100%" fo:margin-left="0.25in">
        <style:tab-stops/>
      </style:paragraph-properties>
      <style:text-properties style:font-name="Arial" style:font-name-complex="Arial" fo:font-size="12pt" style:font-size-asian="12pt" style:font-size-complex="12pt" fo:hyphenate="true"/>
    </style:style>
  </office:automatic-styles>
  <office:body>
    <office:text text:use-soft-page-breaks="true">
      <text:p text:style-name="P1">1817769 Alice Schirinà</text:p>
      <text:p text:style-name="P2">1595834 Andrea Rosati</text:p>
      <text:p text:style-name="P3"><text:s text:c="17"/>Giorgio Zannini Quirini</text:p>
      <text:p text:style-name="P4"/>
      <text:p text:style-name="P5">team name: blabla</text:p>
      <text:p text:style-name="P6">score: 0.11193</text:p>
      <text:p text:style-name="P7"/>
      <text:p text:style-name="P8">Language: Python</text:p>
      <text:p text:style-name="P9"/>
      <text:p text:style-name="P10">Data tidying</text:p>
      <text:list text:style-name="LFO1" text:continue-numbering="true">
        <text:list-item>
          <text:p text:style-name="P11">shrinking the range of SalePrice in order to reduce the bias of the fit function by summing 8000 to the cheapest houses prices and subtracting 27000 to the most expensive ones;</text:p>
        </text:list-item>
        <text:list-item>
          <text:p text:style-name="P12">removed outliers <text:s/>by looking at the correlation graphs of each numerical feature with SalePrice;</text:p>
        </text:list-item>
        <text:list-item>
          <text:p text:style-name="P13">normalization of the target feature by converting the SalePrice values into logarithms.</text:p>
        </text:list-item>
      </text:list>
      <text:p text:style-name="P14"/>
      <text:p text:style-name="P15">Feature engineering</text:p>
      <text:list text:style-name="LFO2" text:continue-numbering="true">
        <text:list-item>
          <text:p text:style-name="P16">removed features with a number of NA greater than 200;</text:p>
        </text:list-item>
        <text:list-item>
          <text:p text:style-name="P17">removed features that are not significant, strongly correlated with some<text:s/>others and not correlated with SalePrice;</text:p>
        </text:list-item>
        <text:list-item>
          <text:p text:style-name="P18">used a scaler to normalize the features before applying machine learning techniques;</text:p>
        </text:list-item>
        <text:list-item>
          <text:p text:style-name="P19">applied “OneHotEncoder” to the categorical features.</text:p>
        </text:list-item>
      </text:list>
      <text:p text:style-name="P20"/>
      <text:p text:style-name="P21">Modelling<text:s/>and regularization:</text:p>
      <text:list text:style-name="LFO3" text:continue-numbering="true">
        <text:list-item>
          <text:p text:style-name="P22">linear regression fit and predictions using Lasso, Ridge, and Elastic Net regularizations and k-fold (10) cross validation for model selection; fit and predictions with Extreme Gradient Boosting algorithm for reducing variance and bias;</text:p>
        </text:list-item>
        <text:list-item>
          <text:p text:style-name="P23">computed the<text:s/>mean of the four predictions to further improve on variance<text:s/>and accuracy;</text:p>
        </text:list-item>
        <text:list-item>
          <text:p text:style-name="P24">converted the transformed log prices predictions back to normal values and rounding them up to their nearest multiple of 100.</text:p>
        </text:list-item>
      </text:list>
      <text:p text:style-name="P25"/>
      <text:p text:style-name="P26"/>
      <text:p text:style-name="P27"/>
      <text:p text:style-name="P28"/>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ce Schirinà</meta:initial-creator>
    <dc:creator>giorg</dc:creator>
    <meta:creation-date>2019-01-01T15:25:00Z</meta:creation-date>
    <dc:date>2019-01-02T15:06:00Z</dc:date>
    <meta:template xlink:href="Normal" xlink:type="simple"/>
    <meta:editing-cycles>7</meta:editing-cycles>
    <meta:editing-duration>PT25980S</meta:editing-duration>
    <meta:document-statistic meta:page-count="1" meta:paragraph-count="2" meta:word-count="198" meta:character-count="1327" meta:row-count="9" meta:non-whitespace-character-count="1131"/>
  </office:meta>
</office:document-meta>
</file>